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width="0.03cm" draw:marker-start-width="0.245cm" draw:marker-end-width="0.245cm" draw:fill="solid" draw:fill-color="#c0c0c0" draw:textarea-horizontal-align="justify" draw:textarea-vertical-align="middle" draw:auto-grow-height="false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800000" draw:fill="none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6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8" style:family="graphic" style:parent-style-name="measure">
      <style:graphic-properties draw:stroke="none" draw:fill="none" fo:min-height="0.472cm"/>
    </style:style>
    <style:style style:name="gr29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30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text-properties fo:color="#dc2300" fo:font-family="Helvetica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6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8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9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family="'Airbus Special'" style:font-pitch="variable" fo:font-size="11pt" style:font-size-asian="11pt" style:font-size-complex="11pt"/>
    </style:style>
    <style:style style:name="T12" style:family="text">
      <style:text-properties fo:color="#dc2300" fo:font-family="Helvetica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3.007cm" svg:height="0.997cm" svg:x="1.164cm" svg:y="2.588cm">
          <draw:text-box>
            <text:p><text:span text:style-name="T2">QUICK START – HARDWARE VERSION 0.2 DEV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4">http://github.com/qgc/hardware</text:span></text:p>
          </draw:text-box>
        </draw:frame>
        <draw:frame draw:style-name="gr4" draw:text-style-name="P10" draw:layer="layout" svg:width="10.7cm" svg:height="4cm" svg:x="9.3cm" svg:y="4.8cm">
          <draw:text-box>
            <text:list text:style-name="L1">
              <text:list-item>
                <text:p text:style-name="P7"><text:span text:style-name="T4">120 Mhz Cortex-M3 CPU (128 KB RAM, 1 MB Flash)</text:span></text:p>
              </text:list-item>
              <text:list-item>
                <text:p text:style-name="P7"><text:span text:style-name="T4">50 mW power consumption</text:span></text:p>
              </text:list-item>
              <text:list-item>
                <text:p text:style-name="P8"><text:span text:style-name="T5">3D Gyro, ACC and Magnetometer</text:span></text:p>
              </text:list-item>
              <text:list-item>
                <text:p text:style-name="P8"><text:span text:style-name="T5">Barometric pressure</text:span></text:p>
              </text:list-item>
              <text:list-item>
                <text:p text:style-name="P8"><text:span text:style-name="T6">CAN/SPI/I2C/4x UART interfaces</text:span></text:p>
              </text:list-item>
              <text:list-item>
                <text:p text:style-name="P8"><text:span text:style-name="T6">PX2 Expansion bus (PX2IO: Servo and solid state relay outputs)</text:span></text:p>
              </text:list-item>
              <text:list-item>
                <text:p text:style-name="P7"><text:span text:style-name="T4">USB Bootloader</text:span></text:p>
              </text:list-item>
              <text:list-item>
                <text:p text:style-name="P7"><text:span text:style-name="T4">50x35x6 mm (1.38x1.97x0.24“), 8g, 30x30 mm mounting holes</text:span></text:p>
              </text:list-item>
              <text:list-item>
                <text:p text:style-name="P7"><text:span text:style-name="T4">4.3-6V wide supply input range (incl. USB power)</text:span></text:p>
              </text:list-item>
              <text:list-item>
                <text:p text:style-name="P9"><text:span text:style-name="T4">Selectable 3.3V or 5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7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7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7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7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7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7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7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7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7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7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7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7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7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7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7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7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7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7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7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7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7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7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7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7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7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7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7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7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7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7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8">VDD_5V</text:span></text:p>
              <text:p text:style-name="P13"><text:span text:style-name="T8">GND</text:span></text:p>
              <text:p text:style-name="P13"><text:span text:style-name="T8">CAN2_TX</text:span></text:p>
              <text:p text:style-name="P13"><text:span text:style-name="T8">USART1_TX_EXT</text:span></text:p>
              <text:p text:style-name="P13"><text:span text:style-name="T8">I2C3_SCL</text:span></text:p>
              <text:p text:style-name="P13"><text:span text:style-name="T8">SPI3_SCK</text:span></text:p>
              <text:p text:style-name="P13"><text:span text:style-name="T8">SPI3_MISO</text:span></text:p>
              <text:p text:style-name="P13"><text:span text:style-name="T8">UART5_TX</text:span></text:p>
              <text:p text:style-name="P13"><text:span text:style-name="T8">I2C2_SCL</text:span></text:p>
              <text:p text:style-name="P13"><text:span text:style-name="T8">USART2_CTS</text:span></text:p>
              <text:p text:style-name="P13"><text:span text:style-name="T8">USART2_TX</text:span></text:p>
              <text:p text:style-name="P13"><text:span text:style-name="T8">PPM_INPUT</text:span></text:p>
              <text:p text:style-name="P13"><text:span text:style-name="T8">GPIO_EXT2</text:span></text:p>
              <text:p text:style-name="P13"><text:span text:style-name="T8">GND</text:span></text:p>
              <text:p text:style-name="P13"><text:span text:style-name="T8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8">VDD_5V</text:span></text:p>
              <text:p text:style-name="P15"><text:span text:style-name="T8">GND</text:span></text:p>
              <text:p text:style-name="P15"><text:span text:style-name="T8">CAN2_RX</text:span></text:p>
              <text:p text:style-name="P15"><text:span text:style-name="T8">USART1_RX_EXT</text:span></text:p>
              <text:p text:style-name="P15"><text:span text:style-name="T8">I2C3_SDA</text:span></text:p>
              <text:p text:style-name="P15"><text:span text:style-name="T8">SPI3_MOSI</text:span></text:p>
              <text:p text:style-name="P15"><text:span text:style-name="T8">SPI3_NSS</text:span></text:p>
              <text:p text:style-name="P15"><text:span text:style-name="T8">UART5_RX</text:span></text:p>
              <text:p text:style-name="P15"><text:span text:style-name="T8">I2C2_SDA</text:span></text:p>
              <text:p text:style-name="P15"><text:span text:style-name="T8">USART2_RTS</text:span></text:p>
              <text:p text:style-name="P15"><text:span text:style-name="T8">USART2_RX</text:span></text:p>
              <text:p text:style-name="P15"><text:span text:style-name="T8">GPIO_EXT1</text:span></text:p>
              <text:p text:style-name="P15"><text:span text:style-name="T8">PC8</text:span></text:p>
              <text:p text:style-name="P15"><text:span text:style-name="T8">ADC123_IN11</text:span></text:p>
              <text:p text:style-name="P15"><text:span text:style-name="T8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9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8">VDD_5V</text:span></text:p>
              <text:p text:style-name="P15"><text:span text:style-name="T8">VDD_3V3</text:span></text:p>
              <text:p text:style-name="P15"><text:span text:style-name="T8">I2C1_SCL</text:span></text:p>
              <text:p text:style-name="P15"><text:span text:style-name="T8">I2C1_SDA</text:span></text:p>
              <text:p text:style-name="P15"><text:span text:style-name="T8">USART2_TX</text:span></text:p>
              <text:p text:style-name="P15"><text:span text:style-name="T8">USART2_CTS</text:span></text:p>
              <text:p text:style-name="P15"><text:span text:style-name="T8">USART2_RTS</text:span></text:p>
              <text:p text:style-name="P15"><text:span text:style-name="T8">UART2_RX</text:span></text:p>
              <text:p text:style-name="P15"><text:span text:style-name="T8">USART1_TX_EXT</text:span></text:p>
              <text:p text:style-name="P15"><text:span text:style-name="T8">USART1_TX_EXT</text:span></text:p>
              <text:p text:style-name="P15"><text:span text:style-name="T8">PPM_INPUT (3-5V)</text:span></text:p>
              <text:p text:style-name="P15"><text:span text:style-name="T8">GPIO_EXT2</text:span></text:p>
              <text:p text:style-name="P15"><text:span text:style-name="T8">GPIO_EXT1</text:span></text:p>
              <text:p text:style-name="P15"><text:span text:style-name="T8">BATTERY_MONITOR (3-18V)</text:span></text:p>
              <text:p text:style-name="P15"><text:span text:style-name="T8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0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9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0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8">GND</text:span></text:p>
              <text:p text:style-name="P15"><text:span text:style-name="T8">VDD_GPS (3.3 or 5V)</text:span></text:p>
              <text:p text:style-name="P15"><text:span text:style-name="T8">USART6_RX</text:span></text:p>
              <text:p text:style-name="P15"><text:span text:style-name="T8">USART6_TX</text:span></text:p>
              <text:p text:style-name="P15"><text:span text:style-name="T8">GND</text:span></text:p>
              <text:p text:style-name="P15"><text:span text:style-name="T8">NOT CONNECTED (NC)</text:span></text:p>
              <text:p text:style-name="P15"><text:span text:style-name="T8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4.7cm" svg:height="3.2cm" svg:x="1cm" svg:y="23.4cm">
          <draw:text-box>
            <text:list text:style-name="L1">
              <text:list-item>
                <text:p text:style-name="P7"><text:span text:style-name="T4">Input: 4.3-6V, 10 mA onboard use, max. 800 mA peripheral supply</text:span></text:p>
              </text:list-item>
              <text:list-item>
                <text:p text:style-name="P7"><text:span text:style-name="T4">Output: 5V/3.3V, fuse-limited 500 mA EXT, 5V/3.3V, fuse-limited 200 mA GPS</text:span></text:p>
              </text:list-item>
            </text:list>
          </draw:text-box>
        </draw:frame>
        <draw:line draw:style-name="gr11" draw:text-style-name="P1" draw:layer="layout" svg:x1="5.4cm" svg:y1="16cm" svg:x2="3.4cm" svg:y2="14cm">
          <text:p/>
        </draw:line>
        <draw:line draw:style-name="gr11" draw:text-style-name="P1" draw:layer="layout" svg:x1="3.4cm" svg:y1="14cm" svg:x2="1.4cm" svg:y2="14cm">
          <text:p/>
        </draw:line>
        <draw:line draw:style-name="gr11" draw:text-style-name="P1" draw:layer="layout" svg:x1="5.4cm" svg:y1="19.5cm" svg:x2="3.4cm" svg:y2="17.5cm">
          <text:p/>
        </draw:line>
        <draw:line draw:style-name="gr11" draw:text-style-name="P1" draw:layer="layout" svg:x1="3.4cm" svg:y1="17.5cm" svg:x2="1.4cm" svg:y2="17.5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1cm" svg:y1="13.9cm" svg:x2="12.9cm" svg:y2="11.9cm">
          <text:p/>
        </draw:line>
        <draw:line draw:style-name="gr11" draw:text-style-name="P1" draw:layer="layout" svg:x1="14.9cm" svg:y1="11.9cm" svg:x2="12.9cm" svg:y2="11.9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1cm" svg:y="15.8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572cm" svg:height="0.632cm" svg:x="13.028cm" svg:y="12.33cm">
          <draw:text-box>
            <text:p><text:span text:style-name="T4">USB Micro-B</text:span></text:p>
          </draw:text-box>
        </draw:frame>
        <draw:frame draw:style-name="gr13" draw:text-style-name="P18" draw:layer="layout" svg:width="3.199cm" svg:height="1.685cm" svg:x="12.7cm" svg:y="10.2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cm" svg:y="12.315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g>
              <draw:rect draw:style-name="gr14" draw:text-style-name="P1" draw:layer="layout" svg:width="10cm" svg:height="7cm" svg:x="5.5cm" svg:y="14cm">
                <text:p/>
              </draw:rect>
              <draw:circle draw:style-name="gr15" draw:text-style-name="P1" draw:layer="layout" svg:width="0.42cm" svg:height="0.42cm" svg:x="7.19cm" svg:y="14.29cm">
                <text:p/>
              </draw:circle>
              <draw:circle draw:style-name="gr15" draw:text-style-name="P1" draw:layer="layout" svg:width="0.42cm" svg:height="0.42cm" svg:x="7.19cm" svg:y="20.29cm">
                <text:p/>
              </draw:circle>
              <draw:circle draw:style-name="gr15" draw:text-style-name="P1" draw:layer="layout" svg:width="0.42cm" svg:height="0.42cm" svg:x="13.19cm" svg:y="14.29cm">
                <text:p/>
              </draw:circle>
              <draw:circle draw:style-name="gr15" draw:text-style-name="P1" draw:layer="layout" svg:width="0.42cm" svg:height="0.42cm" svg:x="13.19cm" svg:y="20.29cm">
                <text:p/>
              </draw:circle>
              <draw:rect draw:style-name="gr16" draw:text-style-name="P19" draw:layer="layout" svg:width="2.615cm" svg:height="2.613cm" draw:transform="skewX (-0.000349065850398753) rotate (0.7853981633973) translate (8.485cm 17.736cm)" draw:corner-radius="0.2cm">
                <text:p text:style-name="P1"><text:span text:style-name="T11">STM32F2</text:span></text:p>
              </draw:rect>
              <draw:custom-shape draw:style-name="gr6" draw:text-style-name="P11" draw:layer="layout" svg:width="4.865cm" svg:height="0.909cm" draw:transform="rotate (-1.57079632679579) translate (6.509cm 14.135cm)">
                <text:p text:style-name="P1"><text:span text:style-name="T9">EXTERNAL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11" draw:layer="layout" svg:width="1.746cm" svg:height="0.909cm" draw:transform="rotate (-1.57079632679579) translate (6.509cm 19.125cm)">
                <text:p text:style-name="P1"><text:span text:style-name="T9">GP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11" draw:layer="layout" svg:width="1.418cm" svg:height="0.909cm" svg:x="9cm" svg:y="14.1cm">
                <text:p text:style-name="P1"><text:span text:style-name="T9">JTA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" draw:text-style-name="P11" draw:layer="layout" svg:width="0.28cm" svg:height="0.909cm" svg:x="10.9cm" svg:y="14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7" draw:text-style-name="P11" draw:layer="layout" svg:width="0.28cm" svg:height="0.408cm" svg:x="10.9cm" svg:y="14.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" draw:text-style-name="P11" draw:layer="layout" svg:width="0.28cm" svg:height="0.909cm" svg:x="10.5cm" svg:y="14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1" draw:layer="layout" svg:width="0.28cm" svg:height="0.408cm" svg:x="10.5cm" svg:y="14.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" draw:text-style-name="P11" draw:layer="layout" svg:width="0.28cm" svg:height="0.909cm" svg:x="11.3cm" svg:y="14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1" draw:layer="layout" svg:width="0.28cm" svg:height="0.408cm" svg:x="11.3cm" svg:y="14.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6" draw:text-style-name="P11" draw:layer="layout" svg:width="1.318cm" svg:height="1.4cm" svg:x="11.682cm" svg:y="14.1cm">
                <text:p text:style-name="P1"><text:span text:style-name="T9">USB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1" draw:layer="layout" svg:width="0.918cm" svg:height="0.909cm" svg:x="7.982cm" svg:y="14.091cm">
                <text:p text:style-name="P1"><text:span text:style-name="T9">R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1" draw:layer="layout" svg:width="0.571cm" svg:height="0.268cm" svg:x="8.156cm" svg:y="13.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6.757cm" svg:height="1.199cm" draw:transform="rotate (-1.57079632679579) translate (15.385cm 14.12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4.19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4.19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4.64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4.6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5.088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5.53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5.9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6.424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6.8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7.315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7.761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8.206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8.65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9.09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9.5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19.988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4.75cm 20.434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5.088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5.534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5.9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6.425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6.8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7.316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7.761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8.207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8.65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9.098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9.54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19.989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11" draw:layer="layout" svg:width="0.37cm" svg:height="0.371cm" draw:transform="rotate (-1.57079632679579) translate (15.194cm 20.43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5" draw:text-style-name="P11" draw:layer="layout" svg:width="0.28cm" svg:height="0.909cm" svg:x="8.22cm" svg:y="16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1" draw:layer="layout" svg:width="0.28cm" svg:height="0.408cm" svg:x="8.22cm" svg:y="16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0.28cm" svg:height="0.909cm" svg:x="8cm" svg:y="15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0.28cm" svg:height="0.408cm" svg:x="8cm" svg:y="15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0.28cm" svg:height="0.909cm" draw:transform="rotate (-1.57079632679579) translate (7.5cm 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1" draw:layer="layout" svg:width="0.28cm" svg:height="0.408cm" draw:transform="rotate (-1.57079632679579) translate (7.25cm 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0.28cm" svg:height="0.909cm" draw:transform="rotate (-1.57079632679579) translate (7.5cm 1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0.28cm" svg:height="0.408cm" draw:transform="rotate (-1.57079632679579) translate (7.25cm 1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3" draw:text-style-name="P18" draw:layer="layout" svg:width="3.08cm" svg:height="0.632cm" svg:x="6.42cm" svg:y="18.424cm">
            <draw:text-box>
              <text:p><text:span text:style-name="T4">F2B (3.3V GPS)</text:span></text:p>
            </draw:text-box>
          </draw:frame>
          <draw:frame draw:style-name="gr13" draw:text-style-name="P18" draw:layer="layout" svg:width="2.767cm" svg:height="0.632cm" svg:x="6.4cm" svg:y="19.768cm">
            <draw:text-box>
              <text:p><text:span text:style-name="T4">F2A (5V GPS)</text:span></text:p>
            </draw:text-box>
          </draw:frame>
          <draw:frame draw:style-name="gr13" draw:text-style-name="P18" draw:layer="layout" svg:width="2.513cm" svg:height="0.632cm" svg:x="8.389cm" svg:y="16.269cm">
            <draw:text-box>
              <text:p><text:span text:style-name="T4">R9 (3.3V IO)</text:span></text:p>
            </draw:text-box>
          </draw:frame>
          <draw:frame draw:style-name="gr13" draw:text-style-name="P18" draw:layer="layout" svg:width="2.217cm" svg:height="0.632cm" svg:x="8.156cm" svg:y="15.268cm">
            <draw:text-box>
              <text:p><text:span text:style-name="T4">R7 (5V IO)</text:span></text:p>
            </draw:text-box>
          </draw:frame>
        </draw:g>
        <draw:circle draw:style-name="gr23" draw:text-style-name="P1" draw:layer="layout" svg:width="2.5cm" svg:height="2.5cm" svg:x="7cm" svg:y="14.8cm">
          <text:p/>
        </draw:circle>
        <draw:circle draw:style-name="gr23" draw:text-style-name="P1" draw:layer="layout" svg:width="2.5cm" svg:height="2.5cm" svg:x="5.8cm" svg:y="18.1cm">
          <text:p/>
        </draw:circle>
        <draw:frame draw:style-name="gr13" draw:text-style-name="P20" draw:layer="layout" svg:width="8.647cm" svg:height="0.983cm" svg:x="1cm" svg:y="9.9cm">
          <draw:text-box>
            <text:p><text:span text:style-name="T12">Note: Either stuff R7 OR R9 and either F2A OR F2B</text:span><text:span text:style-name="T12"><text:line-break/></text:span><text:span text:style-name="T12">jumpers to select 5V or 3.3 V IO/peripheral supply</text:span></text:p>
          </draw:text-box>
        </draw:frame>
        <draw:measure draw:style-name="gr24" draw:text-style-name="P21" draw:layer="measurelines" svg:x1="15.5cm" svg:y1="14cm" svg:x2="15.5cm" svg:y2="21cm">
          <text:p text:style-name="P21"><text:span text:style-name="T13"><text:measure text:kind="gap"/></text:span><text:span text:style-name="T13">35 mm</text:span></text:p>
        </draw:measure>
        <draw:measure draw:style-name="gr25" draw:text-style-name="P22" draw:layer="measurelines" svg:x1="15.5cm" svg:y1="21cm" svg:x2="5.5cm" svg:y2="21cm">
          <text:p text:style-name="P22"><text:span text:style-name="T13">50 mm</text:span></text:p>
        </draw:measure>
        <draw:measure draw:style-name="gr26" draw:text-style-name="P22" draw:layer="measurelines" svg:x1="7.4cm" svg:y1="20.5cm" svg:x2="5.5cm" svg:y2="20.5cm">
          <text:p text:style-name="P22"><text:span text:style-name="T13">9.5 mm</text:span></text:p>
        </draw:measure>
        <draw:measure draw:style-name="gr27" draw:text-style-name="P23" draw:layer="measurelines" svg:x1="13.4cm" svg:y1="14.001cm" svg:x2="13.4cm" svg:y2="14.501cm">
          <text:p text:style-name="P23"><text:span text:style-name="T14">2.5 mm</text:span></text:p>
        </draw:measure>
        <draw:frame draw:style-name="gr28" draw:text-style-name="P24" draw:layer="layout" svg:width="0.502cm" svg:height="1.187cm" svg:x="14.394cm" svg:y="12.4cm">
          <draw:text-box>
            <text:p/>
          </draw:text-box>
        </draw:frame>
        <draw:measure draw:style-name="gr29" draw:text-style-name="P22" draw:layer="measurelines" svg:x1="15.5cm" svg:y1="20.5cm" svg:x2="13.415cm" svg:y2="20.5cm">
          <text:p text:style-name="P22"><text:span text:style-name="T13">10.5 mm</text:span></text:p>
        </draw:measure>
        <draw:line draw:style-name="gr30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31" draw:text-style-name="P1" draw:layer="layout" svg:x1="15.3cm" svg:y1="18.5cm" svg:x2="19.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4-17T11:09:05</dc:date>
    <meta:editing-duration>PT7H52M57S</meta:editing-duration>
    <meta:editing-cycles>36</meta:editing-cycles>
    <meta:generator>OpenOffice.org/3.3$Unix OpenOffice.org_project/330m20$Build-9567</meta:generator>
    <meta:print-date>2011-04-17T11:07:17</meta:print-date>
    <meta:document-statistic meta:object-count="160"/>
  </office:meta>
</office:document-meta>
</file>